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fddf" officeooo:paragraph-rsid="0021b3d4"/>
    </style:style>
    <style:style style:name="P2" style:family="paragraph" style:parent-style-name="Standard">
      <style:paragraph-properties fo:text-align="justify" style:justify-single-word="false"/>
      <style:text-properties officeooo:rsid="00684675" officeooo:paragraph-rsid="0021b3d4"/>
    </style:style>
    <style:style style:name="P3" style:family="paragraph" style:parent-style-name="Standard">
      <style:paragraph-properties fo:text-align="justify" style:justify-single-word="false"/>
      <style:text-properties officeooo:rsid="006ee5bd" officeooo:paragraph-rsid="006ee5bd"/>
    </style:style>
    <style:style style:name="P4" style:family="paragraph" style:parent-style-name="Standard">
      <style:paragraph-properties fo:text-align="justify" style:justify-single-word="false"/>
      <style:text-properties officeooo:rsid="00705398" officeooo:paragraph-rsid="00705398"/>
    </style:style>
    <style:style style:name="P5" style:family="paragraph" style:parent-style-name="Standard">
      <style:paragraph-properties fo:text-align="justify" style:justify-single-word="false"/>
      <style:text-properties officeooo:rsid="00720a4d" officeooo:paragraph-rsid="00720a4d"/>
    </style:style>
    <style:style style:name="P6" style:family="paragraph" style:parent-style-name="Standard">
      <style:paragraph-properties fo:text-align="justify" style:justify-single-word="false"/>
      <style:text-properties officeooo:rsid="0072749f" officeooo:paragraph-rsid="0072749f"/>
    </style:style>
    <style:style style:name="T1" style:family="text">
      <style:text-properties officeooo:rsid="00720a4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s </text:p>
      <text:p text:style-name="P2"/>
      <text:p text:style-name="P3">11.1 Write a <text:s/>simple program to simuate the operation of the grep command on unix. Ask the user to enter a regular expression and count the number of lines that matched the regular expression:</text:p>
      <text:p text:style-name="P3"/>
      <text:p text:style-name="P3">$ python grep.py</text:p>
      <text:p text:style-name="P3">Enter a regular expression: ˆAuthor</text:p>
      <text:p text:style-name="P3">mbox.txt had 1798 lines that matched ˆAuthor</text:p>
      <text:p text:style-name="P6"/>
      <text:p text:style-name="P6">R: inside E11_1.py</text:p>
      <text:p text:style-name="P4">11.2 <text:s/><text:span text:style-name="T1">Write a program to look for lines of the forme</text:span></text:p>
      <text:p text:style-name="P4">New Revision: 39772</text:p>
      <text:p text:style-name="P5">and extract the number from each of the lines using a regular expression and the findall() method. Compute the average od the numbers and print out the average.</text:p>
      <text:p text:style-name="P6">R: inside E11_2.p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1T19:37:23.262965750</meta:creation-date>
    <dc:date>2021-08-23T12:35:02.611777325</dc:date>
    <meta:editing-duration>PT21H14M45S</meta:editing-duration>
    <meta:editing-cycles>63</meta:editing-cycles>
    <meta:generator>LibreOffice/6.1.5.2$Linux_X86_64 LibreOffice_project/10$Build-2</meta:generator>
    <meta:document-statistic meta:table-count="0" meta:image-count="0" meta:object-count="0" meta:page-count="1" meta:paragraph-count="10" meta:word-count="98" meta:character-count="564" meta:non-whitespace-character-count="473"/>
  </office:meta>
</office:document-meta>
</file>